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Export org-mode to docx with citations via pandoc</text:title></text:p>
      <text:p text:style-name="OrgTitle"/>
      <text:p text:style-name="OrgSubtitle"><text:initial-creator>John Kitchin</text:initial-creator></text:p>
      <text:p text:style-name="OrgSubtitle"/>
      <text:p text:style-name="OrgSubtitle"/>
      <text:p text:style-name="OrgSubtitle"/>
      <text:h text:style-name="Heading_20_1" text:outline-level="1">
<text:bookmark-start text:name="OrgXref.sec-1"/>
<text:bookmark text:name="sec-1"/><text:span text:style-name="OrgDone">DONE</text:span> Export org-mode to docx with citations via pandoc
<text:bookmark-end text:name="OrgXref.sec-1"/></text:h>
      <text:p text:style-name="Text_20_body">Pandoc continues to develop, and since <text:a xlink:type="simple" xlink:href="http://kitchingroup.cheme.cmu.edu/blog/2014/07/17/Pandoc-does-org-mode-now/">the last time</text:a> I wrote about it there is improved support for citations. We will use that to convert org documents to Word documents that actually have citations and a bibliography in them. This post explores using helm-bibtex to insert pandoc compatible citations, and then using pandoc to convert the org file to a word document (docx). We can define the format of citations that helm-bibtex inserts in a function, and tell helm-bibtex to use it when in org mode.
</text:p>
      <text:p text:style-name="Text_20_body">Here is that code. This is just to give me a convenient tool to insert citations with searching in my bibtex file. I think you could just as easily use reftex for this, or an ido-completing function on bibtex keys. See <text:a xlink:type="simple" xlink:href="http://johnmacfarlane.net/pandoc/README.html">Pandoc - Pandoc User’s Guide</text:a> for directions on citation format. The key is to format the cite links to the pandoc format.
</text:p>
      <text:p text:style-name="OrgSrcBlock">(<text:span text:style-name="OrgSrcFontLockKeywordFace">defun</text:span><text:s/><text:span text:style-name="OrgSrcFontLockFunctionNameFace">helm-bibtex-format-pandoc-citation</text:span><text:s/>(keys)</text:p>
      <text:p text:style-name="OrgSrcBlock"><text:s/><text:s/>(concat<text:s/><text:span text:style-name="OrgSrcFontLockStringFace">"["</text:span><text:s/>(mapconcat<text:s/>(<text:span text:style-name="OrgSrcFontLockKeywordFace">lambda</text:span><text:s/>(key)<text:s/>(concat<text:s/><text:span text:style-name="OrgSrcFontLockStringFace">"@"</text:span><text:s/>key))<text:s/>keys<text:s/><text:span text:style-name="OrgSrcFontLockStringFace">";<text:s/>"</text:span>)<text:s/><text:span text:style-name="OrgSrcFontLockStringFace">"]"</text:span>))</text:p>
      <text:p text:style-name="OrgSrcBlock"/>
      <text:p text:style-name="OrgSrcBlock"><text:span text:style-name="OrgSrcFontLockCommentDelimiterFace">;;<text:s/></text:span><text:span text:style-name="OrgSrcFontLockCommentFace">inform<text:s/>helm-bibtex<text:s/>how<text:s/>to<text:s/>format<text:s/>the<text:s/>citation<text:s/>in<text:s/>org-mode</text:span></text:p>
      <text:p text:style-name="OrgSrcBlock">(setf<text:s/>(cdr<text:s/>(assoc<text:s/>'org-mode<text:s/>helm-bibtex-format-citation-functions))</text:p>
      <text:p text:style-name="OrgSrcBlockLastLine"><text:s/><text:s/>'helm-bibtex-format-pandoc-citation)</text:p>
      <text:p text:style-name="OrgFixedWidthBlockLastLine">helm-bibtex-format-pandoc-citation</text:p>
      <text:p text:style-name="Text_20_body">Now, we can cite the org-mode book [@dominik-2010-org-mode], and some interesting papers on using org-mode [@schulte-2011-activ-docum; @schulte-2012-multi-languag]. You could pretty easily add pre and post text manually to these, after selecting and inserting them.
</text:p>
      <text:p text:style-name="Text_20_body">We need a bibliography file for pandoc to work. I will use a bibtex file, since I already have it and am using helm-bibtex to select keys. I found pandoc could not read my massive bibtex file, perhaps it does not support all the types yet, so I made a special small bibtex file for this. So, now all we need to do is convert this file to a docx. I use a function like this to do that. It uses an org-ref function to get the bibliography defined in this file, derives some file names, and then runs pandoc.
</text:p>
      <text:p text:style-name="OrgSrcBlock">(<text:span text:style-name="OrgSrcFontLockKeywordFace">defun</text:span><text:s/><text:span text:style-name="OrgSrcFontLockFunctionNameFace">ox-export-to-docx-and-open</text:span><text:s/>()</text:p>
      <text:p text:style-name="OrgSrcBlock"><text:s/><text:span text:style-name="OrgSrcFontLockDocFace">"Export<text:s/>the<text:s/>current<text:s/>org<text:s/>file<text:s/>as<text:s/>a<text:s/>docx<text:s/>via<text:s/>markdown."</text:span></text:p>
      <text:p text:style-name="OrgSrcBlock"><text:s/>(interactive)</text:p>
      <text:p text:style-name="OrgSrcBlock"><text:s/>(<text:span text:style-name="OrgSrcFontLockKeywordFace">let*</text:span><text:s/>((bibfile<text:s/>(expand-file-name<text:s/>(car<text:s/>(org-ref-find-bibliography))))</text:p>
      <text:p text:style-name="OrgSrcBlock"><text:tab/><text:span text:style-name="OrgSrcFontLockCommentDelimiterFace">;;<text:s/></text:span><text:span text:style-name="OrgSrcFontLockCommentFace">this<text:s/>is<text:s/>probably<text:s/>a<text:s/>full<text:s/>path</text:span></text:p>
      <text:p text:style-name="OrgSrcBlock"><text:tab/>(current-file<text:s/>(buffer-file-name))</text:p>
      <text:p text:style-name="OrgSrcBlock"><text:tab/>(basename<text:s/>(file-name-sans-extension<text:s/>current-file))</text:p>
      <text:p text:style-name="OrgSrcBlock"><text:tab/>(docx-file<text:s/>(concat<text:s/>basename<text:s/><text:span text:style-name="OrgSrcFontLockStringFace">".docx"</text:span>)))</text:p>
      <text:p text:style-name="OrgSrcBlock"><text:s/><text:s/><text:s/>(save-buffer)</text:p>
      <text:p text:style-name="OrgSrcBlock"><text:s/><text:s/><text:s/>(<text:span text:style-name="OrgSrcFontLockKeywordFace">when</text:span><text:s/>(file-exists-p<text:s/>docx-file)<text:s/>(delete-file<text:s/>docx-file))</text:p>
      <text:p text:style-name="OrgSrcBlock"><text:s/><text:s/><text:s/>(shell-command<text:s/>(format</text:p>
      <text:p text:style-name="OrgSrcBlock"><text:tab/><text:tab/><text:s/><text:s/><text:s/><text:span text:style-name="OrgSrcFontLockStringFace">"pandoc<text:s/>-s<text:s/>-S<text:s/>--bibliography=%s<text:s/>%s<text:s/>-o<text:s/>%s"</text:span></text:p>
      <text:p text:style-name="OrgSrcBlock"><text:tab/><text:tab/><text:s/><text:s/><text:s/>bibfile<text:s/>current-file<text:s/>docx-file))</text:p>
      <text:p text:style-name="OrgSrcBlockLastLine"><text:s/><text:s/><text:s/>(org-open-file<text:s/>docx-file<text:s/>'(16))))</text:p>
      <text:p text:style-name="Text_20_body">And now we run it to get our docx.
</text:p>
      <text:p text:style-name="OrgSrcBlockLastLine">(ox-export-to-docx-and-open)</text:p>
      <text:p text:style-name="Text_20_body">Here is the result: <text:a xlink:type="simple" xlink:href="org-to-docx-pandoc.docx">org-to-docx-pandoc.docx</text:a>
</text:p>
      <text:p text:style-name="Text_20_body">It is not too bad. Not all the equations showed up below, and the figure did not appear for some reason. But, the citations went through fine.  A downside of this is the citation links are not clickable (but see <text:a xlink:type="simple" xlink:href="#sec-1-7">Making pandoc links</text:a> for a way to do this), so they lack all the awesome features that org-ref gives them. Maybe pandoc can convert these to LaTeX links, but we already have such a good framework for that I do not see why you would want to do it. A better option is to figure out how to export the org file to an org file, and transform the org citation links to pandoc citations, then use pandoc on the temporarily transformed buffer. That way, you keep the cite links and their functionality, and ability to export to many formats, <text:span text:style-name="Emphasis">and</text:span> get export to docx via pandoc.
</text:p>
      <text:p text:style-name="Text_20_body">There are other options in pandoc to fine tune the reference format (you need a csl file). That can be included in the org-file via file tags pretty easily. These citations are not links in the word document, and it does not look like they can be converted to footnotes, endnotes or interact with Endnote or Zotero at this time, but it is a step forward in getting a passable word document with references out of org-mode!
</text:p>
      <text:p text:style-name="Text_20_body">Since we are testing, let us try it some other typical features in an org-file.
</text:p>
      <text:h text:style-name="Heading_20_2" text:outline-level="2">
<text:bookmark-start text:name="OrgXref.sec-1-1"/>
<text:bookmark text:name="sec-1-1"/>Numbered list
<text:bookmark-end text:name="OrgXref.sec-1-1"/></text:h>
      <text:list text:style-name="OrgNumberedList" text:continue-numbering="false">
        <text:list-item>
          <text:p text:style-name="Text_20_body">Item 1
</text:p>
        </text:list-item>
        <text:list-item>
          <text:p text:style-name="Text_20_body">Item 2
</text:p>
        </text:list-item>
        <text:list-item>
          <text:p text:style-name="Text_20_body">Item 3
</text:p>
        </text:list-item>
      </text:list>
      <text:h text:style-name="Heading_20_2" text:outline-level="2">
<text:bookmark-start text:name="OrgXref.sec-1-2"/>
<text:bookmark text:name="sec-1-2"/>Bulleted list
<text:bookmark-end text:name="OrgXref.sec-1-2"/></text:h>
      <text:list text:style-name="OrgBulletedList" text:continue-numbering="false">
        <text:list-item>
          <text:p text:style-name="Text_20_body">item 1
</text:p>
        </text:list-item>
        <text:list-item>
          <text:p text:style-name="Text_20_body">item 2
</text:p>
        </text:list-item>
        <text:list-item>
          <text:p text:style-name="Text_20_body">item 3
</text:p>
          <text:list text:style-name="OrgBulletedList" text:continue-numbering="true">
            <text:list-item>
              <text:p text:style-name="Text_20_body">subitem
</text:p>
            </text:list-item>
          </text:list>
        </text:list-item>
      </text:list>
      <text:h text:style-name="Heading_20_2" text:outline-level="2">
<text:bookmark-start text:name="OrgXref.sec-1-3"/>
<text:bookmark text:name="sec-1-3"/>definitions
<text:bookmark-end text:name="OrgXref.sec-1-3"/></text:h>
      <text:list text:style-name="OrgDescriptionList" text:continue-numbering="false">
        <text:list-item>
          <text:p text:style-name="Text_20_body_20_bold">org-mode</text:p>
          <text:list text:style-name="OrgDescriptionList" text:continue-numbering="true">
            <text:list-item>
              <text:p text:style-name="Text_20_body">tool for awesomeness
</text:p>
            </text:list-item>
          </text:list>
        </text:list-item>
      </text:list>
      <text:h text:style-name="Heading_20_2" text:outline-level="2">
<text:bookmark-start text:name="OrgXref.sec-1-4"/>
<text:bookmark text:name="sec-1-4"/>Math
<text:bookmark-end text:name="OrgXref.sec-1-4"/></text:h>
      <text:p text:style-name="Text_20_body">One equation:

<draw:frame draw:style-name="OrgInlineImage" svg:width="2.22cm" svg:height="0.42cm" text:anchor-type="as-char" draw:name="Frame1">

<draw:image xlink:href="Images/0001.png" xlink:type="simple" xlink:show="embed" xlink:actuate="onLoad"/><svg:title>Latex-Fragment</svg:title><svg:desc>\(e^{i\pi} - 1 = 0\)</svg:desc>
</draw:frame>
</text:p>
      <text:p text:style-name="Text_20_body">A second equation:
</text:p>
      <text:p text:style-name="OrgFormula">
<draw:frame draw:style-name="OrgDisplayImage" svg:width="13.31cm" svg:height="0.53cm" text:anchor-type="paragraph" draw:name="Frame2">

<draw:image xlink:href="Images/0002.png" xlink:type="simple" xlink:show="embed" xlink:actuate="onLoad"/><svg:title>Latex-Environment</svg:title><svg:desc>\begin{equation}
e^{i\pi} - 1 = 0
\end{equation}
</svg:desc>
</draw:frame></text:p>
      <text:h text:style-name="Heading_20_2" text:outline-level="2">
<text:bookmark-start text:name="OrgXref.sec-1-5"/>
<text:bookmark text:name="sec-1-5"/>An image
<text:bookmark-end text:name="OrgXref.sec-1-5"/></text:h>
      <text:p text:style-name="Text_20_body">
<draw:frame draw:style-name="OrgImageCaptionFrame" svg:width="1.01cm" text:anchor-type="paragraph" draw:name="Frame4">

<draw:text-box fo:min-height="1.11cm">
<text:p text:style-name="Illustration">
<draw:frame draw:style-name="OrgCaptionedImage" svg:width="1.01cm" svg:height="1.11cm" style:rel-width="100%" style:rel-height="scale" text:anchor-type="paragraph" draw:name="Frame3">

<draw:image xlink:href="Images/0003.png" xlink:type="simple" xlink:show="embed" xlink:actuate="onLoad"/>
</draw:frame>
<text:bookmark text:name="icon"/>Figure <text:sequence text:ref-name="icon" text:name="Illustration" text:formula="ooow:Illustration+1" style:num-format="1">1.5.1</text:sequence>: A little icon.</text:p>
</draw:text-box>
</draw:frame>
</text:p>
      <text:h text:style-name="Heading_20_2" text:outline-level="2">
<text:bookmark-start text:name="OrgXref.sec-1-6"/>
<text:bookmark text:name="sec-1-6"/>A table
<text:bookmark-end text:name="OrgXref.sec-1-6"/></text:h>
      <text:section text:style-name="OrgIndentedSection-Level-0" text:name="Section1">
        <text:p text:style-name="Table">
<text:bookmark text:name="my-table"/>Table <text:sequence text:ref-name="my-table" text:name="Table" text:formula="ooow:Table+1" style:num-format="1">1.6.1</text:sequence>: A little table.</text:p>
        <table:table table:style-name="OrgTable">
          <table:table-column table:style-name="OrgTableColumn"/>
          <table:table-column table:style-name="OrgTableColumn"/>
          <table:table-header-rows>
            <table:table-row>
              <table:table-cell table:style-name="OrgTblCellTB">
                <text:p text:style-name="OrgTableHeadingRight">x</text:p>
              </table:table-cell>
              <table:table-cell table:style-name="OrgTblCellTB">
                <text:p text:style-name="OrgTableHeadingRight">y</text:p>
              </table:table-cell>
            </table:table-row>
          </table:table-header-rows>
          <table:table-rows>
            <table:table-row>
              <table:table-cell table:style-name="OrgTblCellT">
                <text:p text:style-name="OrgTableContentsRight">1</text:p>
              </table:table-cell>
              <table:table-cell table:style-name="OrgTblCellT">
                <text:p text:style-name="OrgTableContentsRight">2</text:p>
              </table:table-cell>
            </table:table-row>
            <table:table-row>
              <table:table-cell table:style-name="OrgTblCellB">
                <text:p text:style-name="OrgTableContentsRight">3</text:p>
              </table:table-cell>
              <table:table-cell table:style-name="OrgTblCellB">
                <text:p text:style-name="OrgTableContentsRight">4</text:p>
              </table:table-cell>
            </table:table-row>
          </table:table-rows>
        </table:table>
      </text:section>
      <text:p text:style-name="Text_20_body">a plain table
</text:p>
      <text:section text:style-name="OrgIndentedSection-Level-0" text:name="Section2">
        <table:table table:style-name="OrgTable">
          <table:table-column table:style-name="OrgTableColumn"/>
          <table:table-column table:style-name="OrgTableColumn"/>
          <table:table-header-rows>
            <table:table-row>
              <table:table-cell table:style-name="OrgTblCellTB">
                <text:p text:style-name="OrgTableHeadingRight">x</text:p>
              </table:table-cell>
              <table:table-cell table:style-name="OrgTblCellTB">
                <text:p text:style-name="OrgTableHeadingRight">y</text:p>
              </table:table-cell>
            </table:table-row>
          </table:table-header-rows>
          <table:table-rows>
            <table:table-row>
              <table:table-cell table:style-name="OrgTblCellT">
                <text:p text:style-name="OrgTableContentsRight">1</text:p>
              </table:table-cell>
              <table:table-cell table:style-name="OrgTblCellT">
                <text:p text:style-name="OrgTableContentsRight">2</text:p>
              </table:table-cell>
            </table:table-row>
            <table:table-row>
              <table:table-cell table:style-name="OrgTblCellB">
                <text:p text:style-name="OrgTableContentsRight">3</text:p>
              </table:table-cell>
              <table:table-cell table:style-name="OrgTblCellB">
                <text:p text:style-name="OrgTableContentsRight">4</text:p>
              </table:table-cell>
            </table:table-row>
          </table:table-rows>
        </table:table>
      </text:section>
      <text:h text:style-name="Heading_20_2" text:outline-level="2">
<text:bookmark-start text:name="OrgXref.ID-2958EFDC-CC33-4E2A-8A92-D2BE06EBB3F2"/>
<text:bookmark text:name="ID-2958EFDC-CC33-4E2A-8A92-D2BE06EBB3F2"/>
<text:bookmark-end text:name="OrgXref.ID-2958EFDC-CC33-4E2A-8A92-D2BE06EBB3F2"/>
<text:bookmark-start text:name="OrgXref.sec-1-7"/>
<text:bookmark text:name="sec-1-7"/>Making pandoc links
<text:bookmark-end text:name="OrgXref.sec-1-7"/></text:h>
      <text:p text:style-name="Text_20_body">Here I show a way to get clickable text on pandoc links. I found a nice library called <text:a xlink:type="simple" xlink:href="https://github.com/rolandwalker/button-lock">button-lock</text:a> that uses a regular expression to attach text properties to matching text.
</text:p>
      <text:p text:style-name="Text_20_body">Below I repeat the citations so it is easy to see the effect after running the code block. Indeed, you get clickable text, even org-ref like capability. I think you could even add the idle-timer messages, and the org-ref menu.
</text:p>
      <text:p text:style-name="Text_20_body">Now, we can cite the org-mode book [@dominik-2010-org-mode], and some interesting papers on using org-mode [@schulte-2011-activ-docum; @schulte-2012-multi-languag]. You could pretty easily add pre and post text manually to these, after selecting and inserting them.
</text:p>
      <text:p text:style-name="Text_20_body">You would need to make this code run in when you open an org-file to get it to work every time.
</text:p>
      <text:p text:style-name="OrgSrcBlock">(<text:span text:style-name="OrgSrcFontLockKeywordFace">require</text:span><text:s/>'<text:span text:style-name="OrgSrcFontLockConstantFace">button-lock</text:span>)</text:p>
      <text:p text:style-name="OrgSrcBlock">(global-button-lock-mode)</text:p>
      <text:p text:style-name="OrgSrcBlock"/>
      <text:p text:style-name="OrgSrcBlock">(button-lock-set-button</text:p>
      <text:p text:style-name="OrgSrcBlock"><text:s/><text:span text:style-name="OrgSrcFontLockStringFace">"@</text:span><text:span text:style-name="OrgSrcFontLockRegexpGroupingBackslash">\\</text:span><text:span text:style-name="OrgSrcFontLockRegexpGroupingConstruct">(</text:span><text:span text:style-name="OrgSrcFontLockStringFace">[-a-zA-Z0-9_:]*</text:span><text:span text:style-name="OrgSrcFontLockRegexpGroupingBackslash">\\</text:span><text:span text:style-name="OrgSrcFontLockRegexpGroupingConstruct">)</text:span><text:span text:style-name="OrgSrcFontLockStringFace">"</text:span></text:p>
      <text:p text:style-name="OrgSrcBlock"><text:s/>(<text:span text:style-name="OrgSrcFontLockKeywordFace">lambda</text:span><text:s/>()</text:p>
      <text:p text:style-name="OrgSrcBlock"><text:s/><text:s/><text:s/>(interactive)</text:p>
      <text:p text:style-name="OrgSrcBlock"><text:s/><text:s/><text:s/>(re-search-backward<text:s/><text:span text:style-name="OrgSrcFontLockStringFace">"@"</text:span>)</text:p>
      <text:p text:style-name="OrgSrcBlock"><text:s/><text:s/><text:s/>(re-search-forward<text:s/><text:s/><text:span text:style-name="OrgSrcFontLockStringFace">"@</text:span><text:span text:style-name="OrgSrcFontLockRegexpGroupingBackslash">\\</text:span><text:span text:style-name="OrgSrcFontLockRegexpGroupingConstruct">(</text:span><text:span text:style-name="OrgSrcFontLockStringFace">[-a-zA-Z0-9_:]*</text:span><text:span text:style-name="OrgSrcFontLockRegexpGroupingBackslash">\\</text:span><text:span text:style-name="OrgSrcFontLockRegexpGroupingConstruct">)</text:span><text:span text:style-name="OrgSrcFontLockStringFace">"</text:span>)</text:p>
      <text:p text:style-name="OrgSrcBlock"><text:s/><text:s/><text:s/>(<text:span text:style-name="OrgSrcFontLockKeywordFace">let*</text:span><text:s/>((key<text:s/>(match-string-no-properties<text:s/>1))</text:p>
      <text:p text:style-name="OrgSrcBlock"><text:tab/><text:s/><text:s/>(bibfile<text:s/>(cdr<text:s/>(org-ref-get-bibtex-key-and-file<text:s/>key))))</text:p>
      <text:p text:style-name="OrgSrcBlock"><text:s/><text:s/><text:s/><text:s/><text:s/>(<text:span text:style-name="OrgSrcFontLockKeywordFace">if</text:span><text:s/>bibfile</text:p>
      <text:p text:style-name="OrgSrcBlock"><text:tab/>(<text:span text:style-name="OrgSrcFontLockKeywordFace">save-excursion</text:span></text:p>
      <text:p text:style-name="OrgSrcBlock"><text:tab/><text:s/><text:s/>(<text:span text:style-name="OrgSrcFontLockKeywordFace">with-temp-buffer</text:span></text:p>
      <text:p text:style-name="OrgSrcBlock"><text:tab/><text:s/><text:s/><text:s/><text:s/>(insert-file-contents<text:s/>bibfile)</text:p>
      <text:p text:style-name="OrgSrcBlock"><text:tab/><text:s/><text:s/><text:s/><text:s/>(bibtex-search-entry<text:s/>key)</text:p>
      <text:p text:style-name="OrgSrcBlock"><text:tab/><text:s/><text:s/><text:s/><text:s/>(message<text:s/>(org-ref-bib-citation))))</text:p>
      <text:p text:style-name="OrgSrcBlock"><text:s/><text:s/><text:s/><text:s/><text:s/><text:s/><text:s/>(message<text:s/><text:span text:style-name="OrgSrcFontLockStringFace">"No<text:s/>entry<text:s/>found"</text:span>))))</text:p>
      <text:p text:style-name="OrgSrcBlockLastLine"><text:s/><text:span text:style-name="OrgSrcFontLockBuiltinFace">:face</text:span><text:s/>(list<text:s/>'org-link))</text:p>
      <text:h text:style-name="Heading_20_2" text:outline-level="2">
<text:bookmark-start text:name="OrgXref.sec-1-8"/>
<text:bookmark text:name="sec-1-8"/>References
<text:bookmark-end text:name="OrgXref.sec-1-8"/></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BuiltinFace" style:family="text">
      <style:text-properties fo:color="#006fe0"/>
    </style:style>
    <style:style style:name="OrgSrcFontLockRegexpGroupingConstruct" style:family="text">
      <style:text-properties fo:color="nil"/>
    </style:style>
    <style:style style:name="OrgSrcFontLockRegexpGroupingBackslash" style:family="text">
      <style:text-properties fo:color="nil"/>
    </style:style>
    <style:style style:name="OrgSrcFontLockConstantFace" style:family="text">
      <style:text-properties fo:color="#d0372d"/>
    </style:style>
    <style:style style:name="OrgSrcFontLockDocFace" style:family="text">
      <style:text-properties fo:color="#036a07"/>
    </style:style>
    <style:style style:name="OrgSrcFontLockCommentFace" style:family="text">
      <style:text-properties fo:color="#8d8d84"/>
    </style:style>
    <style:style style:name="OrgSrcFontLockCommentDelimiterFace" style:family="text">
      <style:text-properties fo:color="#8d8d84"/>
    </style:style>
    <style:style style:name="OrgSrcFontLockStringFace" style:family="text">
      <style:text-properties fo:color="#008000"/>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333333"/>
    </style:style>
    <style:style style:name="OrgSrcFontLockFunctionNameFace" style:family="text">
      <style:text-properties fo:color="#006699"/>
    </style:style>
    <style:style style:name="OrgSrcFontLockKeywordFace" style:family="text">
      <style:text-properties fo:color="#0000ff"/>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hn Kitchin</dc:creator>
    <meta:initial-creator>John Kitchin</meta:initial-creator>
    <dc:date>2015-01-29T07:58:50</dc:date>
    <meta:creation-date>2015-01-29T07:58:50</meta:creation-date>
    <meta:generator/>
    <meta:keyword>nil</meta:keyword>
    <dc:subject>nil</dc:subject>
    <dc:title>Export org-mode to docx with citations via pandoc</dc:title>
  </office:meta>
</office:document-meta>
</file>